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PRENOM NOM&lt;/b&gt;&lt;!--<text:line-break/><text:line-break/>--&gt;&lt;/h1&gt;&lt;br /&gt;&lt;div class="box2"&gt;&lt;!--<text:line-break/><text:line-break/>--&gt;[b]Age : [/b] 29 ans<text:line-break/>[b]Sexe : [/b] Masculin<text:line-break/>[b]Surnom : [/b] Arlequin<text:line-break/>[b]Groupe : [/b] Citoyen, mais passe le plus clair de son temps avec des nobles ou des aventuriers<text:line-break/>[b]Métier :[/b] Ménestrel<text:line-break/>[b]Orientation sexuelle : [/b] Hétérosexuel<text:line-break/>[b]Particularité : [/b] Gaucher. Se trimballe toujours avec (au moins) un instrument de musique sur lui. A une fâcheuse tendance à parler de manière théâtrale (voire à rimer).<text:line-break/>&lt;h3&gt;Coup de théâtre !&lt;/h3&gt;&lt;div style="padding-right:3px; line-height:12px; height:80px; overflow:auto; margin-bottom:5px;"&gt;Capacité à captiver l'assemblée lorsqu'on se lance dans des tirades ou des récits enflammés. Léger bémol, il est nécessaire de rimer pour activer ce pouvoir. Plus la foule est nombreuse, plus le maintien de cette capacité dans le temps est coûteux en énergie.&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D'aucuns ont l'intime conviction que, outre les privilèges de rang dont certains jouissent dès leur naissance, c'est le pouvoir de chacun qui détermine la voie qu'il sera amené à emprunter au cours de sa vie. Linus, quant à lui, est persuadé du contraire. Fervent adorateur de Lucy, il croit dur comme fer que, coup de pouce ou pied de nez, la déesse de la chance l'a affublé d'une délicieuse capacité en totale harmonie avec sa personnalité. Car si son pouvoir a trait au théâtre, c'est sa vie entière que le ménestrel s'évertue à faire ressembler à une comédie -ou un drame, selon les circonstances.</text:p>
      <text:p text:style-name="Standard"/>
      <text:p text:style-name="Standard">Si l'on cherchait une allégorie de ce qu'est un « excès de zèle », elle est toute trouvée. Linus a </text:p>
      <text:p text:style-name="Standard">&lt;/div&gt;&lt;/td&gt;&lt;td width="100"&gt;&lt;div style="text-align:right;"&gt;&lt;!--<text:line-break/><text:line-break/>--&gt;&lt;img src="URL ICONE 1" style="margin:2px;"&gt;&lt;div style="width:100px;" class="bobox"&gt;&lt;!--<text:line-break/><text:line-break/>--&gt;&lt;a href=""&gt;Jovial&lt;/a&gt; &lt;!--<text:line-break/>--&gt;&lt;a href=""&gt;Irrespectueux&lt;/a&gt; &lt;!--<text:line-break/>--&gt;&lt;a href=""&gt;Charismatique&lt;/a&gt; &lt;!--<text:line-break/>--&gt;&lt;a href=""&gt;Insouciant&lt;/a&gt; &lt;!--<text:line-break/>--&gt;&lt;a href=""&gt;Malin&lt;/a&gt; &lt;!--<text:line-break/>--&gt;&lt;a href=""&gt;Bruyant/Envahissant/Dramatique/Fatigant/Exubérant&lt;/a&gt; &lt;!--<text:line-break/><text:line-break/>--&gt;&lt;img src="URL ICONE 2" style="margin:2px;"&gt;&lt;/div&gt;&lt;!--<text:line-break/><text:line-break/>--&gt;&lt;/div&gt;&lt;/td&gt;&lt;/tr&gt;&lt;/table&gt;&lt;br /&gt;&lt;br /&gt;<text:line-break/>[quote]Histoire[/quote]<text:line-break/>&lt;div style="padding-right:3px; height:400px; line-height: 17px; overflow:auto;"&gt;&lt;!--<text:line-break/><text:line-break/>--&gt;ECRIRE ICI L'HISTOIRE&lt;!--<text:line-break/><text:soft-page-break/><text:line-break/>--&gt;&lt;/div&gt;&lt;br /&gt;&lt;/div&gt;&lt;br /&gt;&lt;br /&gt;&lt;div class="box"&gt;&lt;h11&gt;Derrière l'écran&lt;/h11&gt;&lt;!--<text:line-break/><text:line-break/>--&gt;<text:line-break/>[b]Source de l'avatar : [/b] ECRIRE ICI<text:line-break/>[code]Pour un personnage masculin :<text:line-break/>[color=#00cccc][size=16]♂[/size][/color] [b]SOURCE EN MAJUSCULE[/b], Personnage @"Pseudo complet"<text:line-break/><text:line-break/>Pour un personnage féminin :<text:line-break/>[color=#ff3366][size=16]♀[/size][/color] [b]SOURCE EN MAJUSCULE[/b], Personnage @"Pseudo complet"<text:line-break/>[/code]<text:line-break/>[b]Double compte ? [/b] Nope<text:line-break/>[b]Comment avez vous découvert le forum ? [/b] J'ai créé internet<text:line-break/>[b]Disponibilités : [/b] Assez variables<text:line-break/>[b]Quelques mots sur vous ? [/b] J'aime la nature et les petits oiseaux ♫<text:line-break/>[b]Quelque chose à rajouter ? [/b] Patat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03-31T16:32:03.68</dc:date>
    <meta:editing-duration>PT1H13M24S</meta:editing-duration>
    <meta:editing-cycles>58</meta:editing-cycles>
    <meta:generator>OpenOffice/4.1.2$Win32 OpenOffice.org_project/412m3$Build-9782</meta:generator>
    <meta:document-statistic meta:table-count="0" meta:image-count="0" meta:object-count="0" meta:page-count="2" meta:paragraph-count="4" meta:word-count="421" meta:character-count="3188"/>
  </office:meta>
</office:document-meta>
</file>